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c13e" officeooo:paragraph-rsid="001e7508"/>
    </style:style>
    <style:style style:name="P2" style:family="paragraph" style:parent-style-name="Standard">
      <style:text-properties fo:font-weight="bold" officeooo:rsid="0015c880" officeooo:paragraph-rsid="001e7508" style:font-weight-asian="bold" style:font-weight-complex="bold"/>
    </style:style>
    <style:style style:name="P3" style:family="paragraph" style:parent-style-name="Standard">
      <style:text-properties fo:font-weight="bold" officeooo:rsid="001e7508" officeooo:paragraph-rsid="001e7508" style:font-weight-asian="bold" style:font-weight-complex="bold"/>
    </style:style>
    <style:style style:name="P4" style:family="paragraph" style:parent-style-name="Standard">
      <style:text-properties officeooo:rsid="0015c880" officeooo:paragraph-rsid="001e7508"/>
    </style:style>
    <style:style style:name="P5" style:family="paragraph" style:parent-style-name="Standard">
      <style:text-properties fo:font-weight="normal" officeooo:rsid="001e7508" officeooo:paragraph-rsid="001e7508" style:font-weight-asian="normal" style:font-weight-complex="normal"/>
    </style:style>
    <style:style style:name="P6" style:family="paragraph" style:parent-style-name="Standard">
      <style:text-properties fo:font-weight="normal" officeooo:rsid="001e84ee" officeooo:paragraph-rsid="001e84ee" style:font-weight-asian="normal" style:font-weight-complex="normal"/>
    </style:style>
    <style:style style:name="P7" style:family="paragraph" style:parent-style-name="Standard">
      <style:text-properties fo:font-weight="normal" officeooo:rsid="00205d56" officeooo:paragraph-rsid="00205d56" style:font-weight-asian="normal" style:font-weight-complex="normal"/>
    </style:style>
    <style:style style:name="P8" style:family="paragraph" style:parent-style-name="Standard">
      <style:text-properties style:font-name="Calibri" officeooo:rsid="0015c880" officeooo:paragraph-rsid="0024c1fc"/>
    </style:style>
    <style:style style:name="P9" style:family="paragraph" style:parent-style-name="Standard">
      <style:text-properties style:font-name="Calibri" officeooo:rsid="00293898" officeooo:paragraph-rsid="0024c1fc"/>
    </style:style>
    <style:style style:name="P10" style:family="paragraph" style:parent-style-name="Standard">
      <style:text-properties style:font-name="Calibri" fo:font-weight="normal" officeooo:rsid="0019747c" officeooo:paragraph-rsid="0026c3af" style:font-weight-asian="normal" style:font-weight-complex="normal"/>
    </style:style>
    <style:style style:name="P11" style:family="paragraph" style:parent-style-name="Standard">
      <style:text-properties style:font-name="Calibri" fo:font-weight="normal" officeooo:rsid="0029efe1" officeooo:paragraph-rsid="0029efe1" style:font-weight-asian="normal" style:font-weight-complex="normal"/>
    </style:style>
    <style:style style:name="P12" style:family="paragraph" style:parent-style-name="Standard">
      <style:text-properties style:font-name="Calibri" fo:font-weight="normal" officeooo:rsid="0015c880" officeooo:paragraph-rsid="0029efe1" style:font-weight-asian="normal" style:font-weight-complex="normal"/>
    </style:style>
    <style:style style:name="P13" style:family="paragraph" style:parent-style-name="Standard">
      <style:text-properties style:font-name="Calibri" fo:font-weight="normal" officeooo:rsid="002e0f29" officeooo:paragraph-rsid="0029efe1" style:font-weight-asian="normal" style:font-weight-complex="normal"/>
    </style:style>
    <style:style style:name="P14" style:family="paragraph" style:parent-style-name="Standard">
      <style:text-properties style:font-name="Calibri" fo:font-weight="normal" officeooo:rsid="002e0f29" officeooo:paragraph-rsid="002e0f29" style:font-weight-asian="normal" style:font-weight-complex="normal"/>
    </style:style>
    <style:style style:name="P15" style:family="paragraph" style:parent-style-name="Standard">
      <style:text-properties style:font-name="Calibri" fo:font-weight="normal" officeooo:rsid="002e8ae2" officeooo:paragraph-rsid="002e8ae2" style:font-weight-asian="normal" style:font-weight-complex="normal"/>
    </style:style>
    <style:style style:name="P16" style:family="paragraph" style:parent-style-name="Standard">
      <style:text-properties style:font-name="Calibri" fo:font-weight="normal" officeooo:rsid="002fa779" officeooo:paragraph-rsid="002fa779" style:font-weight-asian="normal" style:font-weight-complex="normal"/>
    </style:style>
    <style:style style:name="P17" style:family="paragraph" style:parent-style-name="Standard">
      <style:text-properties style:font-name="Calibri" fo:font-weight="normal" officeooo:rsid="0030e532" officeooo:paragraph-rsid="0030e532" style:font-weight-asian="normal" style:font-weight-complex="normal"/>
    </style:style>
    <style:style style:name="P18" style:family="paragraph" style:parent-style-name="Standard">
      <style:text-properties style:font-name="Calibri" fo:font-weight="normal" officeooo:rsid="0035fb1c" officeooo:paragraph-rsid="0035fb1c" style:font-weight-asian="normal" style:font-weight-complex="normal"/>
    </style:style>
    <style:style style:name="P19" style:family="paragraph" style:parent-style-name="Standard">
      <style:text-properties style:font-name="Calibri" fo:font-weight="normal" officeooo:rsid="0036c835" officeooo:paragraph-rsid="0036c835" style:font-weight-asian="normal" style:font-weight-complex="normal"/>
    </style:style>
    <style:style style:name="P20" style:family="paragraph" style:parent-style-name="Standard">
      <style:text-properties style:font-name="Calibri" fo:font-weight="normal" officeooo:rsid="0036c835" officeooo:paragraph-rsid="003bfa7e" style:font-weight-asian="normal" style:font-weight-complex="normal"/>
    </style:style>
    <style:style style:name="P21" style:family="paragraph" style:parent-style-name="Standard">
      <style:text-properties style:font-name="Calibri" fo:font-weight="normal" officeooo:rsid="0036c835" officeooo:paragraph-rsid="003d9016" style:font-weight-asian="normal" style:font-weight-complex="normal"/>
    </style:style>
    <style:style style:name="P22" style:family="paragraph" style:parent-style-name="Standard">
      <style:text-properties style:font-name="Calibri" fo:font-weight="normal" officeooo:rsid="0041aaf4" officeooo:paragraph-rsid="0041aaf4" style:font-weight-asian="normal" style:font-weight-complex="normal"/>
    </style:style>
    <style:style style:name="P23" style:family="paragraph" style:parent-style-name="Standard">
      <style:text-properties style:font-name="Calibri" fo:font-weight="normal" officeooo:rsid="0044cb3e" officeooo:paragraph-rsid="0044cb3e" style:font-weight-asian="normal" style:font-weight-complex="normal"/>
    </style:style>
    <style:style style:name="P24" style:family="paragraph" style:parent-style-name="Standard" style:list-style-name="L1">
      <style:text-properties style:font-name="Calibri" fo:font-weight="normal" officeooo:rsid="0015c880" officeooo:paragraph-rsid="0024c1fc" style:font-weight-asian="normal" style:font-weight-complex="normal"/>
    </style:style>
    <style:style style:name="P25" style:family="paragraph" style:parent-style-name="Standard" style:list-style-name="L1">
      <style:text-properties style:font-name="Calibri" fo:font-weight="normal" officeooo:rsid="0015c880" officeooo:paragraph-rsid="0029efe1" style:font-weight-asian="normal" style:font-weight-complex="normal"/>
    </style:style>
    <style:style style:name="P26" style:family="paragraph" style:parent-style-name="Standard" style:list-style-name="L1">
      <style:text-properties style:font-name="Calibri" fo:font-weight="normal" officeooo:rsid="0019747c" officeooo:paragraph-rsid="0026c3af" style:font-weight-asian="normal" style:font-weight-complex="normal"/>
    </style:style>
    <style:style style:name="P27" style:family="paragraph" style:parent-style-name="Standard">
      <style:text-properties style:font-name="Calibri" fo:font-weight="normal" officeooo:rsid="003bfa7e" officeooo:paragraph-rsid="003bfa7e" style:font-weight-asian="normal" style:font-weight-complex="normal"/>
    </style:style>
    <style:style style:name="P28" style:family="paragraph" style:parent-style-name="Standard">
      <style:text-properties style:font-name="Calibri" fo:font-weight="normal" officeooo:rsid="003bfa7e" officeooo:paragraph-rsid="003d9016" style:font-weight-asian="normal" style:font-weight-complex="normal"/>
    </style:style>
    <style:style style:name="P29" style:family="paragraph" style:parent-style-name="Standard">
      <style:text-properties style:font-name="Calibri" fo:font-weight="normal" officeooo:rsid="0044cb3e" officeooo:paragraph-rsid="0044cb3e" style:font-weight-asian="normal" style:font-weight-complex="normal"/>
    </style:style>
    <style:style style:name="P30" style:family="paragraph" style:parent-style-name="Standard">
      <style:text-properties style:font-name="Calibri" fo:font-weight="normal" officeooo:rsid="0046c7ab" officeooo:paragraph-rsid="0046c7ab" style:font-weight-asian="normal" style:font-weight-complex="normal"/>
    </style:style>
    <style:style style:name="P31" style:family="paragraph" style:parent-style-name="Standard" style:list-style-name="L1">
      <style:text-properties style:font-name="Calibri" officeooo:rsid="0019747c" officeooo:paragraph-rsid="0024c1fc"/>
    </style:style>
    <style:style style:name="P32" style:family="paragraph" style:parent-style-name="Standard" style:list-style-name="L2">
      <style:text-properties style:font-name="Calibri" officeooo:rsid="0019973e" officeooo:paragraph-rsid="0024c1fc"/>
    </style:style>
    <style:style style:name="P33" style:family="paragraph" style:parent-style-name="Standard" style:list-style-name="L1">
      <style:text-properties style:font-name="Calibri" officeooo:rsid="0015c880" officeooo:paragraph-rsid="0024c1fc"/>
    </style:style>
    <style:style style:name="P34" style:family="paragraph" style:parent-style-name="Standard" style:list-style-name="L3">
      <style:text-properties style:font-name="Calibri" officeooo:rsid="00293898" officeooo:paragraph-rsid="0024c1fc"/>
    </style:style>
    <style:style style:name="P35" style:family="paragraph" style:parent-style-name="Standard" style:list-style-name="L1">
      <style:text-properties style:font-name="Calibri" officeooo:rsid="0017c13e" officeooo:paragraph-rsid="0024c1fc"/>
    </style:style>
    <style:style style:name="T1" style:family="text">
      <style:text-properties officeooo:rsid="001e7508"/>
    </style:style>
    <style:style style:name="T2" style:family="text">
      <style:text-properties officeooo:rsid="001e84ee"/>
    </style:style>
    <style:style style:name="T3" style:family="text">
      <style:text-properties officeooo:rsid="001ed889"/>
    </style:style>
    <style:style style:name="T4" style:family="text">
      <style:text-properties officeooo:rsid="0030e532"/>
    </style:style>
    <style:style style:name="T5" style:family="text">
      <style:text-properties officeooo:rsid="0036c835"/>
    </style:style>
    <style:style style:name="T6" style:family="text">
      <style:text-properties officeooo:rsid="00455da9"/>
    </style:style>
    <style:style style:name="T7" style:family="text">
      <style:text-properties officeooo:rsid="0046d8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herche <text:span text:style-name="T1">&amp; Inspiration</text:span></text:p>
      <text:p text:style-name="P4"/>
      <text:p text:style-name="P8"/>
      <text:list xml:id="list3219592680" text:style-name="L1">
        <text:list-item>
          <text:p text:style-name="P24">Inspiration und ähnliche Spiele</text:p>
        </text:list-item>
        <text:list-item>
          <text:p text:style-name="P31">Alleinstellungsmerkmal</text:p>
        </text:list-item>
      </text:list>
      <text:list xml:id="list2471366779" text:style-name="L2">
        <text:list-item>
          <text:p text:style-name="P32"/>
        </text:list-item>
      </text:list>
      <text:p text:style-name="P8"/>
      <text:list xml:id="list235718956779225" text:continue-list="list3219592680" text:style-name="L1">
        <text:list-item>
          <text:p text:style-name="P33">Schwerpunkt</text:p>
        </text:list-item>
      </text:list>
      <text:list xml:id="list4170576336" text:style-name="L3">
        <text:list-item>
          <text:p text:style-name="P34">Storytelling Enviroment Design</text:p>
        </text:list-item>
      </text:list>
      <text:p text:style-name="P9"/>
      <text:list xml:id="list235718010637440" text:continue-list="list235718956779225" text:style-name="L1">
        <text:list-item>
          <text:p text:style-name="P33">Literarische Vorlage</text:p>
        </text:list-item>
        <text:list-item>
          <text:p text:style-name="P33">Historische Recherche</text:p>
        </text:list-item>
        <text:list-item>
          <text:p text:style-name="P35">Zielplattform</text:p>
        </text:list-item>
      </text:list>
      <text:p text:style-name="P1"/>
      <text:p text:style-name="P1"/>
      <text:p text:style-name="P3">Inspiration und ähnliche Spiele</text:p>
      <text:p text:style-name="P3"/>
      <text:p text:style-name="P5">Die Kernidee der Bachlorthesis besteht darin, ein innovatives, interaktives und Spiel zu konzeptieren, in dem auf immersive Weise eine Geschichte erzählt wird. Der Hauptfokus der Spieledemo liegt dabei primär, darauf eine spannende Handlung, mit einer Vielzahl an unterschiedlichen Charakteren und Ereignissen die zur Entwicklung der dieser Geschichte beitragen , welche dem Spieler immersiv miteinbeziehen, zu entwickeln.</text:p>
      <text:p text:style-name="P5"/>
      <text:p text:style-name="P5">Es wurden bereits andere Spiele veröffentlicht die ähnliche Ansprüche verfolgen, beispielsweise die Spielereihe „The walking Dead“ der Firma Telltale Games. Dieses Spiel handelt von einer Gruppe Überlebender in einer Postapocalyptischen Welt. Der Hauptfokus dieser Reihe liegt darin die Geschichte, und die Entwicklung dieser Gruppe Überlebender in mehreren Episoden, auf spannende und <text:span text:style-name="T2">den Spieler miteinbeziehende Weise zu erzählen. Ein großteil des Gameplays, amchen hierbei Dialoge, die zwischen den verschiedenen Charakteren geführt werden und verschiedene Probleme behandeln, <text:s/>mit denen die Charaktere sowohl innerhalb, als auch außerhalb der Gruppe konfrontiert werden. Außerhalb dieser Diaolge ähnelt das Spiel sehr stark einem klassischem Point-and-Click Adventure-Game, der Spieler muss Rätsel lösen und in einigen Actionsequenzen sog. Event-Time ereignisse bestehen.</text:span></text:p>
      <text:p text:style-name="P5"/>
      <text:p text:style-name="P6">Ein weiteres Spiel das als Inspirationsquelle diente, ist The Banner Saga der Firma //. Dieses Spiel ist eine Mischung aus Side-Scroller und Strategyspiel. Der Spieler übernihmt die Führung eines Stammes, der durch eine fiktive, an der klassischen nordischen Mythologie orientierte Welt zieht. Dabei trifft der Stamm immer wieder auf Gegner, die im Kampf besiegt werden müssen, oder auf andere Ereignisse, die in einem Dialog-System behandelt werden. Inspesondere der Sidescroller-Stil <text:s/>war Designtechnisch gesehen, eine große Inspirationsquelle <text:span text:style-name="T3">für die Designtechnische Realisierung des Werkstücks.</text:span></text:p>
      <text:p text:style-name="P6"/>
      <text:p text:style-name="P6"/>
      <text:p text:style-name="P6"/>
      <text:p text:style-name="P6"/>
      <text:p text:style-name="P6"/>
      <text:p text:style-name="P6"/>
      <text:p text:style-name="P6"/>
      <text:p text:style-name="P6"/>
      <text:p text:style-name="P6"/>
      <text:p text:style-name="P6"/>
      <text:p text:style-name="P6"/>
      <text:list xml:id="list235717647997146" text:continue-numbering="true" text:style-name="L1">
        <text:list-item>
          <text:p text:style-name="P26"><text:soft-page-break/>Alleinstellungsmerkmal</text:p>
        </text:list-item>
      </text:list>
      <text:p text:style-name="P10"/>
      <text:p text:style-name="P14">Geht es um die spezifischen Besonderheiten, die das Werkstück von anderen Spielen abhebt, so sollte zunächst das Setting genannt werden. Die Handlung des Werkstückes mag fiktiv sein, jedoch wurde, das gesamte Spiel in einen historischen Kontext eingebunden und es wurde viel Wert darauf gelegt, die Handlung und das Setting des Spiels, möglichst realistisch, authentisch und plausibel wie möglich erscheinen zu lassen. </text:p>
      <text:p text:style-name="P15">Das eigentlich Setting behandelt zudem eine geschichtliche Periode, die in der westlichen Gesellschaft kaum <text:span text:style-name="T4">w</text:span>ahrgenommen wird, nämlich die Anfänge der europäischen Kolonisierungspolitik, deren Konsequenzen bis weit in die Gegenwart hereinreichen.</text:p>
      <text:p text:style-name="P16">Angesehen von seiner historischen Bedeutung, bietet das Spiel eine spannende und unterhaltsame Geschichte, durch ihre audiovisuelle Realisierung ein <text:span text:style-name="T4">mitreißendes Spielerlebnis bildet.</text:span></text:p>
      <text:p text:style-name="P10"/>
      <text:p text:style-name="P10"/>
      <text:list xml:id="list235718703326148" text:continue-numbering="true" text:style-name="L1">
        <text:list-item>
          <text:p text:style-name="P25">Schwerpunkt</text:p>
        </text:list-item>
      </text:list>
      <text:p text:style-name="P12"/>
      <text:p text:style-name="P18">Immersion in Videospielen</text:p>
      <text:p text:style-name="P18"/>
      <text:p text:style-name="P18">Da das <text:span text:style-name="T7">konzeptionierte</text:span> Spiel wie in // beschrieben ein „immersives“ Spieleerlebnis bieten soll, sollder Begriff der „Immersion“ in diesem Kapitel genauer definiert werden.</text:p>
      <text:p text:style-name="P18"/>
      <text:p text:style-name="P18">Der Autor Ernest Adams beschreibt in seinem Buch „Fundamentals of Game Design“, die „Immersion als „abtauchen“ in eine fiktive Welt, „Immersion is the feeling of beeing submerged in a form of entertainment, or rather beeing unaware that youre experiencing an atificial World. When. <text:span text:style-name="T5">Entscheidend für ein immersives erlebnis ist laut Adams, dass der Spieler einen Großteil seiner Aufmerksamkeit in das Spielegeschehen legt. „When you immersed in a book, movie, or game, you devote all your Attention to it and it seems real. You have lost the Track of the boundaries of the magic circle“.</text:span></text:p>
      <text:p text:style-name="P18"/>
      <text:p text:style-name="P19">Entsprechend wichtig ist es um Immersion zu erschaffen, ein solches Spielerlebniss zu bieten, das es schafft möglichst konstant die Aufmerksamkeit des Benutzers auf sch zu richten und ihn dadurch ergessen zu lassen, das es sich hierbei um eine künstlich erzeugte Welt handelt.</text:p>
      <text:p text:style-name="P19"/>
      <text:p text:style-name="P20">Es ist daher eine gewiße Spannung nötig um die Immersion aufrecht zu erhalten. Adams definiert drei in Bezug auf Videospiele drei Hauptarten der Immersion, Strategische Immersion, Taktische Immersion und Narrative Immersion.</text:p>
      <text:p text:style-name="P20"/>
      <text:p text:style-name="P20"/>
      <text:p text:style-name="P27">Taktische Immersion:<text:line-break/>Adams beschreibt die taktische Immersion eines Spieles als „Trance“, der Spieler muss so schnell auf das Spielgeschehen reagieren, das seine Aufmerksamkeit keine andere Möglichkeit hat, von anderen faktoren abgelenkt zu werden.</text:p>
      <text:p text:style-name="P20"/>
      <text:p text:style-name="P27">Strategische Immersion:</text:p>
      <text:p text:style-name="P28">Muss der Spieler das Spiel „observieren“ und eigene Strategien entwickeln, „kalkulieren“ und „planen“, so liegt laut Adams eine strategische Immersion vor, der Verstand und somit die Aufmerksamkeit ist hierbei damit beschäftigt, die Spielerischen Entscheidungen zu „optimieren“.</text:p>
      <text:p text:style-name="P21"/>
      <text:p text:style-name="P21"/>
      <text:p text:style-name="P22"><text:soft-page-break/>Narrative Immersion</text:p>
      <text:p text:style-name="P22">Die letzte und für unser Werkstück wichtigste Art der Immersion ist die narrative-Imemrsion.</text:p>
      <text:p text:style-name="P23">Sie wird von Adams als folgendermaßen beschrieben.</text:p>
      <text:p text:style-name="P23">„<text:span text:style-name="T6">Narrative Immersion is the feeling of beeing inside a story, completly involved and accepting the world and events of the story as real. Its the same immersion as that produced by a good book or movie, but in video games, the player is also an actor within the story.“</text:span></text:p>
      <text:p text:style-name="P23"/>
      <text:p text:style-name="P30">Verglicht man die evrschiedenen Arten der Immersionen, das diese teilweise starke Kontraste zueinander aufweisen. So kann ein Spiel scher eine tiefgründige Geschichte vermitteln, wenn der Spieler seine Hauptkonzentration darauf legen muss beispielsweise durch seine Reaktionsvermögen Gegner auszuschalten. Genauso ist es schwierig sich eine komplexe Strategie zu Überlegen, während man gleichzeitig </text:p>
      <text:p text:style-name="P30"/>
      <text:p text:style-name="P30"/>
      <text:p text:style-name="P21"><text:line-break/><text:line-break/><text:line-break/><text:line-break/></text:p>
      <text:p text:style-name="P18"/>
      <text:p text:style-name="P18"/>
      <text:p text:style-name="P12"/>
      <text:p text:style-name="P17"><text:line-break/></text:p>
      <text:p text:style-name="P12"/>
      <text:p text:style-name="P12"/>
      <text:p text:style-name="P13"/>
      <text:p text:style-name="P11"/>
      <text:p text:style-name="P6"/>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21:29:52.932000000</meta:creation-date>
    <dc:date>2018-01-19T23:16:04.573000000</dc:date>
    <meta:editing-duration>PT2H34M7S</meta:editing-duration>
    <meta:editing-cycles>18</meta:editing-cycles>
    <meta:generator>LibreOffice/5.3.7.2$Windows_X86_64 LibreOffice_project/6b8ed514a9f8b44d37a1b96673cbbdd077e24059</meta:generator>
    <meta:document-statistic meta:table-count="0" meta:image-count="0" meta:object-count="0" meta:page-count="3" meta:paragraph-count="33" meta:word-count="780" meta:character-count="5663" meta:non-whitespace-character-count="4914"/>
  </office:meta>
</office:document-meta>
</file>